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Standard" style:list-style-name="L1">
      <style:text-properties style:font-name="Arial" fo:font-size="16pt" style:font-size-asian="16pt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2496016" text:id="ct17249601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72496432" text:id="ct1724964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72494976" text:id="ct1724949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72494248" text:id="ct1724942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28282812899339426" text:style-name="L1">
        <text:list-item>
          <text:p text:style-name="P4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3"/>
        </text:list-item>
      </text:list>
      <text:p text:style-name="Standard"/>
      <text:p text:style-name="P15"/>
      <text:p text:style-name="P2"><text:change text:change-id="ct17249601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6"><text:change text:change-id="ct172496432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7249497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>@@@</text:p>
      <text:p text:style-name="P21"/>
      <text:p text:style-name="P11">[XXX] 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172494248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ext:soft-page-break/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7286653024540938760" text:style-name="L2">
        <text:list-item>
          <text:p text:style-name="P34">time label ==&gt; paste</text:p>
        </text:list-item>
        <text:list-item>
          <text:p text:style-name="P34"><text:soft-page-break/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4T13:07:15.55</dc:date>
    <dc:creator>iwabuchi ken</dc:creator>
    <meta:editing-duration>P4DT8H29M45S</meta:editing-duration>
    <meta:editing-cycles>237</meta:editing-cycles>
    <meta:generator>OpenOffice/4.1.3$Win32 OpenOffice.org_project/413m1$Build-9783</meta:generator>
    <meta:document-statistic meta:table-count="28" meta:image-count="0" meta:object-count="0" meta:page-count="28" meta:paragraph-count="690" meta:word-count="3058" meta:character-count="16281"/>
  </office:meta>
</office:document-meta>
</file>